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0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512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Segoe UI" fo:font-size="24pt" fo:text-shadow="1pt 1pt" fo:font-weight="normal" style:font-name-asian="Segoe UI1" style:font-size-asian="10pt" style:font-weight-asian="normal" style:font-name-complex="Segoe UI1" style:font-size-complex="10pt" style:font-weight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Arial" fo:font-size="32pt" fo:text-shadow="none" style:font-size-asian="32pt" style:font-size-complex="32pt"/>
    </style:style>
    <style:style style:name="P7" style:family="paragraph">
      <style:paragraph-properties fo:line-height="100%" fo:text-align="center" style:text-autospace="none" style:writing-mode="lr-tb"/>
    </style:style>
    <style:style style:name="P8" style:family="paragraph">
      <loext:graphic-properties draw:fill="none" draw:fill-color="#ffffff"/>
      <style:paragraph-properties fo:line-height="100%" fo:text-align="center" style:text-autospace="none" style:writing-mode="lr-tb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1.27cm" fo:margin-right="0cm" fo:margin-top="0cm" fo:margin-bottom="0cm" fo:line-height="100%" fo:text-align="center" fo:text-indent="-1.27cm" style:text-autospace="none" style:writing-mode="lr-tb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 style:writing-mode="lr-tb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1" style:family="paragraph">
      <style:paragraph-properties fo:margin-left="0cm" fo:margin-right="0cm" fo:margin-top="0cm" fo:margin-bottom="0cm" fo:text-indent="0cm" style:text-autospace="none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 style:writing-mode="lr-tb"/>
      <style:text-properties fo:color="#ffffff" style:font-name="Arial" fo:font-size="32pt" style:font-size-asian="32pt" style:font-size-complex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Arial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4cm" svg:height="3.063cm" svg:x="1.524cm" svg:y="0.508cm">
          <draw:text-box>
            <text:p text:style-name="P1"><text:span text:style-name="T1">HYMN #912</text:span></text:p>
            <text:p text:style-name="P1"><text:span text:style-name="T2">“</text:span><text:span text:style-name="T2">Christ Is Our Cornerston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638cm" svg:height="7.214cm" svg:x="1.524cm" svg:y="0.66cm">
          <draw:text-box>
            <text:p text:style-name="P1"><text:span text:style-name="T3">1. </text:span><text:span text:style-name="T4">Christ is our cornerstone,</text:span><text:span text:style-name="T4"><text:line-break/></text:span><text:span text:style-name="T4">On Him alone we build;</text:span><text:span text:style-name="T4"><text:line-break/></text:span><text:span text:style-name="T4">With His true saints alone</text:span><text:span text:style-name="T4"><text:line-break/></text:span><text:span text:style-name="T4">The courts of heav’n are fill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6" draw:layer="layout" svg:width="24.892cm" svg:height="7.62cm" svg:x="1.524cm" svg:y="0.508cm">
          <draw:text-box>
            <text:p text:style-name="P1"><text:span text:style-name="T4">On His great love</text:span><text:span text:style-name="T4"><text:line-break/></text:span><text:span text:style-name="T4">Our hopes we place</text:span><text:span text:style-name="T4"><text:line-break/></text:span><text:span text:style-name="T4">Of present grace</text:span><text:span text:style-name="T4"><text:line-break/></text:span><text:span text:style-name="T4">And joys ab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8" draw:layer="layout" svg:width="24.638cm" svg:height="7.214cm" svg:x="1.524cm" svg:y="0.508cm">
          <draw:text-box>
            <text:p text:style-name="P7"><text:span text:style-name="T5">2. </text:span><text:span text:style-name="T6">Here may we gain from heav’n</text:span><text:span text:style-name="T6"><text:line-break/></text:span><text:span text:style-name="T6">The grace which we implore,</text:span><text:span text:style-name="T6"><text:line-break/></text:span><text:span text:style-name="T6">And may that grace, once giv’n,</text:span><text:span text:style-name="T6"><text:line-break/></text:span><text:span text:style-name="T6">Be with us evermo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8" draw:layer="layout" svg:width="24.638cm" svg:height="7.214cm" svg:x="1.524cm" svg:y="0.508cm">
          <draw:text-box>
            <text:p text:style-name="P7"><text:span text:style-name="T6">Until that day</text:span><text:span text:style-name="T6"><text:line-break/></text:span><text:span text:style-name="T6">When all the blest</text:span><text:span text:style-name="T6"><text:line-break/></text:span><text:span text:style-name="T6">To endless rest</text:span><text:span text:style-name="T6"><text:line-break/></text:span><text:span text:style-name="T6">Are called a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5" draw:text-style-name="P10" draw:layer="layout" svg:width="24.638cm" svg:height="7.559cm" svg:x="1.547cm" svg:y="0.508cm">
          <draw:text-box>
            <text:p text:style-name="P9"><text:span text:style-name="T5">3. </text:span><text:span text:style-name="T6">Oh, then, with hymns of praise</text:span></text:p>
            <text:p text:style-name="P9"><text:span text:style-name="T6">These hallowed courts shall ring;</text:span></text:p>
            <text:p text:style-name="P9"><text:span text:style-name="T6">Our voices we will raise</text:span></text:p>
            <text:p text:style-name="P9"><text:span text:style-name="T6">The Three in One to s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6" draw:text-style-name="P12" draw:layer="layout" svg:width="24.638cm" svg:height="12.075cm" svg:x="1.524cm" svg:y="0.508cm">
          <draw:text-box>
            <text:p text:style-name="P9"><text:span text:style-name="T6">And thus proclaim</text:span></text:p>
            <text:p text:style-name="P9"><text:span text:style-name="T6">In joyful song,</text:span></text:p>
            <text:p text:style-name="P9"><text:span text:style-name="T6">Both loud and long,</text:span></text:p>
            <text:p text:style-name="P9"><text:span text:style-name="T6">That glorious name.</text:span></text:p>
            <text:p text:style-name="P11"><text:span text:style-name="T7"><text:line-break/></text:span><text:span text:style-name="T7"/></text:p>
            <text:p text:style-name="P11"><text:span text:style-name="T7"/></text:p>
            <text:p text:style-name="P11"><text:span text:style-name="T7"><text:s text:c="7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10-01T08:14:35.838000000</meta:creation-date>
    <dc:date>2019-01-20T14:07:13.081000000</dc:date>
    <meta:editing-duration>PT31M1S</meta:editing-duration>
    <meta:editing-cycles>11</meta:editing-cycles>
    <meta:generator>LibreOffice/6.1.3.2$Windows_X86_64 LibreOffice_project/86daf60bf00efa86ad547e59e09d6bb77c699acb</meta:generator>
    <meta:document-statistic meta:object-count="126"/>
  </office:meta>
</office:document-meta>
</file>